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8" style:family="table">
      <style:table-properties style:width="17.029cm" fo:margin-left="-0.016cm" fo:margin-right="-0.012cm" table:align="margins"/>
    </style:style>
    <style:style style:name="Таблица18.A" style:family="table-column">
      <style:table-column-properties style:column-width="0.609cm" style:rel-column-width="2341*"/>
    </style:style>
    <style:style style:name="Таблица18.B" style:family="table-column">
      <style:table-column-properties style:column-width="13.785cm" style:rel-column-width="53051*"/>
    </style:style>
    <style:style style:name="Таблица18.C" style:family="table-column">
      <style:table-column-properties style:column-width="2.635cm" style:rel-column-width="10143*"/>
    </style:style>
    <style:style style:name="Таблица18.A1" style:family="table-cell">
      <style:table-cell-properties fo:padding="0.097cm" fo:border="none"/>
    </style:style>
    <style:style style:name="Таблица17" style:family="table">
      <style:table-properties style:width="17.002cm" fo:margin-left="0.011cm" fo:margin-right="-0.012cm" table:align="margins"/>
    </style:style>
    <style:style style:name="Таблица17.A" style:family="table-column">
      <style:table-column-properties style:column-width="0.58cm" style:rel-column-width="2236*"/>
    </style:style>
    <style:style style:name="Таблица17.B" style:family="table-column">
      <style:table-column-properties style:column-width="13.785cm" style:rel-column-width="53133*"/>
    </style:style>
    <style:style style:name="Таблица17.C" style:family="table-column">
      <style:table-column-properties style:column-width="2.637cm" style:rel-column-width="10166*"/>
    </style:style>
    <style:style style:name="Таблица17.A1" style:family="table-cell">
      <style:table-cell-properties fo:padding="0.097cm" fo:border="none"/>
    </style:style>
    <style:style style:name="Таблица16" style:family="table">
      <style:table-properties style:width="17.002cm" fo:margin-left="0.011cm" fo:margin-right="-0.012cm" table:align="margins"/>
    </style:style>
    <style:style style:name="Таблица16.A" style:family="table-column">
      <style:table-column-properties style:column-width="0.58cm" style:rel-column-width="2236*"/>
    </style:style>
    <style:style style:name="Таблица16.B" style:family="table-column">
      <style:table-column-properties style:column-width="13.785cm" style:rel-column-width="53133*"/>
    </style:style>
    <style:style style:name="Таблица16.C" style:family="table-column">
      <style:table-column-properties style:column-width="2.637cm" style:rel-column-width="10166*"/>
    </style:style>
    <style:style style:name="Таблица16.A1" style:family="table-cell">
      <style:table-cell-properties fo:padding="0.097cm" fo:border="none"/>
    </style:style>
    <style:style style:name="Таблица15" style:family="table">
      <style:table-properties style:width="17.002cm" fo:margin-left="0.011cm" fo:margin-right="-0.012cm" table:align="margins"/>
    </style:style>
    <style:style style:name="Таблица15.A" style:family="table-column">
      <style:table-column-properties style:column-width="0.582cm" style:rel-column-width="2243*"/>
    </style:style>
    <style:style style:name="Таблица15.B" style:family="table-column">
      <style:table-column-properties style:column-width="13.785cm" style:rel-column-width="53133*"/>
    </style:style>
    <style:style style:name="Таблица15.C" style:family="table-column">
      <style:table-column-properties style:column-width="2.635cm" style:rel-column-width="10159*"/>
    </style:style>
    <style:style style:name="Таблица15.A1" style:family="table-cell">
      <style:table-cell-properties fo:padding="0.097cm" fo:border="none"/>
    </style:style>
    <style:style style:name="Таблица14" style:family="table">
      <style:table-properties style:width="17.002cm" fo:margin-left="0.011cm" fo:margin-right="-0.012cm" table:align="margins"/>
    </style:style>
    <style:style style:name="Таблица14.A" style:family="table-column">
      <style:table-column-properties style:column-width="0.582cm" style:rel-column-width="2243*"/>
    </style:style>
    <style:style style:name="Таблица14.B" style:family="table-column">
      <style:table-column-properties style:column-width="13.785cm" style:rel-column-width="53133*"/>
    </style:style>
    <style:style style:name="Таблица14.C" style:family="table-column">
      <style:table-column-properties style:column-width="2.635cm" style:rel-column-width="10159*"/>
    </style:style>
    <style:style style:name="Таблица14.A1" style:family="table-cell">
      <style:table-cell-properties fo:padding="0.097cm" fo:border="none"/>
    </style:style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19" style:family="table">
      <style:table-properties style:width="17.029cm" fo:margin-left="-0.016cm" fo:margin-right="-0.012cm" table:align="margins"/>
    </style:style>
    <style:style style:name="Таблица19.A" style:family="table-column">
      <style:table-column-properties style:column-width="0.609cm" style:rel-column-width="2341*"/>
    </style:style>
    <style:style style:name="Таблица19.B" style:family="table-column">
      <style:table-column-properties style:column-width="13.785cm" style:rel-column-width="53051*"/>
    </style:style>
    <style:style style:name="Таблица19.C" style:family="table-column">
      <style:table-column-properties style:column-width="2.635cm" style:rel-column-width="10143*"/>
    </style:style>
    <style:style style:name="Таблица19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en" fo:country="US" fo:font-weight="bold" style:font-weight-asian="bold" style:font-weight-complex="bold"/>
    </style:style>
    <style:style style:name="P14" style:family="paragraph" style:parent-style-name="Table_20_Contents">
      <style:text-properties fo:language="ru" fo:country="RU" fo:font-weight="bold" style:font-weight-asian="bold" style:font-weight-complex="bold"/>
    </style:style>
    <style:style style:name="P1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variant="normal" fo:text-transform="none" fo:color="#000000" style:font-name="Arial2" fo:font-size="9.75pt" fo:letter-spacing="normal" fo:language="ru" fo:country="RU" fo:font-style="normal" fo:font-weight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7-2<text:tab/>07.02.2014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Расширенный поиск (полная реализация, поддержка фильтрации по диапазону дат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297">CMFIVE-297</text:a><text:line-break/><text:a xlink:type="simple" xlink:href="https://jira.inttrust.ru:8443/browse/CMFIVE-560">CMFIVE-56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зможность задания размеров виджетов в конфигурации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380">CMFIVE-38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 всех виджетах, редактирующих связи, значения связанных объектов могут быть сделаны гиперссылками, по нажатии на которые открывается форма редактирования соответствующего объект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9">CMFIVE-52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4">Низкая скорость выгрузки файлов из хранилища <text:span text:style-name="T3">FileNet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<text:span text:style-name="T1">Метод </text:span><text:span text:style-name="T7">AttachmentService.findAttachmentDomainObjectsFor(Id domainObjectId)</text:span><text:span text:style-name="T1"> не возвращает вложения типов, объявленных в родительских типах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5">CMFIVE-555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При наличии union в запросе, выполняемом с помощью findByQuer<text:span text:style-name="T3">y(),</text:span> <text:span text:style-name="T1">в </text:span>результирующем запросе обрезаются все части union, кроме первой</text:p>
          </table:table-cell>
          <table:table-cell table:style-name="Таблица19.A1" office:value-type="string">
            <text:p text:style-name="Text_20_body"><text:a xlink:type="simple" xlink:href="https://jira.inttrust.ru:8443/browse/CMFIVE-557">CMFIVE-557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В запросы коллекций не добавляются проверки прав доступа</text:p>
          </table:table-cell>
          <table:table-cell table:style-name="Таблица19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Отображение кнопок в </text:span>Internet Explorer</text:p>
          </table:table-cell>
          <table:table-cell table:style-name="Таблица19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Форма должна занимать почти всё окно приложения (повторное исправление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7">GUI: <text:span text:style-name="T1">Неправильная обработка закрытия дочерней формы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В коллекциях не производится фильтрация по дате, если она введена вручную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1">CMFIVE-54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После закрепления навигационной панели исчезает панель поиск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5">CMFIVE-545</text:a></text:p>
          </table:table-cell>
        </table:table-row>
        <table:table-row>
          <table:table-cell table:style-name="Таблица19.A1" office:value-type="string">
            <text:p text:style-name="P3">*</text:p>
          </table:table-cell>
          <table:table-cell table:style-name="Таблица19.A1" office:value-type="string">
            <text:p text:style-name="P7"><text:span text:style-name="T1">Добавлены индексы для таблицы статусов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246">CMFIVE-246</text:a></text:p>
          </table:table-cell>
        </table:table-row>
      </table:table>
      <text:h text:style-name="P11" text:outline-level="2">0.5.7-1<text:tab/>03.02.2014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2">+</text:p>
          </table:table-cell>
          <table:table-cell table:style-name="Таблица18.A1" office:value-type="string">
            <text:p text:style-name="P4">В фильтрах коллекций реализованы удобные методы добавления критериев</text:p>
          </table:table-cell>
          <table:table-cell table:style-name="Таблица18.A1" office:value-type="string">
            <text:p text:style-name="Text_20_body"><text:a xlink:type="simple" xlink:href="https://jira.inttrust.ru:8443/browse/CMFIVE-92">CMFIVE-92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Не работает метод AttachmentService.findAttachmentDomainObjectsFor()</text:p>
          </table:table-cell>
          <table:table-cell table:style-name="Таблица18.A1" office:value-type="string">
            <text:p text:style-name="Text_20_body"><text:a xlink:type="simple" xlink:href="https://jira.inttrust.ru:8443/browse/CMFIVE-539">CMFIVE-53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Ошибки таймаута в журнале сервера при индексации больших файлов</text:p>
          </table:table-cell>
          <table:table-cell table:style-name="Таблица18.A1" office:value-type="string">
            <text:p text:style-name="Text_20_body"><text:a xlink:type="simple" xlink:href="https://jira.inttrust.ru:8443/browse/CMFIVE-549">CMFIVE-54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Невозможно восстановить форму после её скрытия сплиттером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33">CMFIVE-433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<text:span text:style-name="T1">Некорректное изменение размеров колонок коллекции при изменении размеров окна приложения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19">CMFIVE-51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Исправлены ошибки реализации сортировки колонок коллекций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При сохранении формы теряются значения в виджетах </text:span>Suggest Box <text:span text:style-name="T1">на скрытых вкладках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50">CMFIVE-550</text:a></text:p>
          </table:table-cell>
        </table:table-row>
      </table:table>
      <text:h text:style-name="P11" text:outline-level="2"><text:soft-page-break/>0.5.7<text:tab/>31<text:span text:style-name="T1">.01.2014</text:span>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3">!</text:p>
          </table:table-cell>
          <table:table-cell table:style-name="Таблица17.A1" office:value-type="string">
            <text:p text:style-name="P7">GUI: <text:span text:style-name="T1">Изменена конфигурация виджета </text:span>Label; <text:span text:style-name="T1">введена поддержка различных рендерер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7.A1" office:value-type="string">
            <text:p text:style-name="P2">!</text:p>
          </table:table-cell>
          <table:table-cell table:style-name="Таблица17.A1" office:value-type="string">
            <text:p text:style-name="P7">GUI: <text:span text:style-name="T1">Изменена конфигурация сортировки колонок в представлениях коллекций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4">Расширяемость набора плагинов в конфигурации</text:p>
          </table:table-cell>
          <table:table-cell table:style-name="Таблица17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Доступен расширенный поиск по ссылочным полям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7">GUI: <text:span text:style-name="T1">Возможность конфигурации размеров всплывающего окна в </text:span>Suggest Box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конфигурации сортировки по умолчанию в виджетах, показывающих коллекции объект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18">CMFIVE-51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отображения собственного логотипа клиента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0">CMFIVE-520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Ошибки преобразования типа при индексации объекта для поиска</text:p>
          </table:table-cell>
          <table:table-cell table:style-name="Таблица17.A1" office:value-type="string">
            <text:p text:style-name="Text_20_body"><text:a xlink:type="simple" xlink:href="https://jira.inttrust.ru:8443/browse/CMFIVE-467">CMFIVE-467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Не работает поиск по имени файла, а также имени и описанию вложения</text:p>
          </table:table-cell>
          <table:table-cell table:style-name="Таблица17.A1" office:value-type="string">
            <text:p text:style-name="Text_20_body"><text:a xlink:type="simple" xlink:href="https://jira.inttrust.ru:8443/browse/CMFIVE-483">CMFIVE-48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Вложения из <text:span text:style-name="T3">FileNet </text:span>выгружаются не полностью (только первые 100 Кбайт)</text:p>
          </table:table-cell>
          <table:table-cell table:style-name="Таблица17.A1" office:value-type="string">
            <text:p text:style-name="Text_20_body"><text:a xlink:type="simple" xlink:href="https://jira.inttrust.ru:8443/browse/CMFIVE-503">CMFIVE-50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Устранение недоделок виджета </text:span>Linked Domain Object Hyperlink</text:p>
          </table:table-cell>
          <table:table-cell table:style-name="Таблица17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Всплывающее окно </text:span>Suggest Box <text:span text:style-name="T1">добавляет полосу прокрутки в форму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7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Некорректная реализация режимя «только чтение» в различных виджетах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Отсутствует кнопка «Закрыть» в форме в режиме «только чтение»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Ширина колонки с </text:span>check box <text:span text:style-name="T1">не должна изменяться при изменении размеров таблицы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7">CMFIVE-527</text:a></text:p>
          </table:table-cell>
        </table:table-row>
        <table:table-row>
          <table:table-cell table:style-name="Таблица17.A1" office:value-type="string">
            <text:p text:style-name="P3">*</text:p>
          </table:table-cell>
          <table:table-cell table:style-name="Таблица17.A1" office:value-type="string">
            <text:p text:style-name="P4">Реализованы интеграционные тесты для вложений</text:p>
          </table:table-cell>
          <table:table-cell table:style-name="Таблица17.A1" office:value-type="string">
            <text:p text:style-name="Text_20_body"><text:a xlink:type="simple" xlink:href="https://jira.inttrust.ru:8443/browse/CMFIVE-334">CMFIVE-334</text:a></text:p>
          </table:table-cell>
        </table:table-row>
      </table:table>
      <text:h text:style-name="P11" text:outline-level="2">0.5.6<text:tab/>27<text:span text:style-name="T1">.01.2014</text:span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Тип поля <text:span text:style-name="T3">dateTime </text:span>в конфигурации изменён на <text:span text:style-name="T3">date-time<text:line-break/></text:span>Класс <text:span text:style-name="T3">TimestampValue </text:span>переименован в <text:span text:style-name="T3">DateTimeValu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82">CMFIVE-82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Подключены проверки прав доступа</text:p>
          </table:table-cell>
          <table:table-cell table:style-name="Таблица16.A1" office:value-type="string">
            <text:p text:style-name="Text_20_body"><text:a xlink:type="simple" xlink:href="https://jira.inttrust.ru:8443/browse/CMFIVE-263">CMFIVE-263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7">GUI: <text:span text:style-name="T1">Изменена конфигурация виджета </text:span>Label</text:p>
          </table:table-cell>
          <table:table-cell table:style-name="Таблица16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4">Конфигурация виджетов в форме и плагинов <text:span text:style-name="T3">GUI </text:span>сделана расширяемой</text:p>
          </table:table-cell>
          <table:table-cell table:style-name="Таблица16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Реализована точка расширения после создания доменного объекта</text:p>
          </table:table-cell>
          <table:table-cell table:style-name="Таблица16.A1" office:value-type="string">
            <text:p text:style-name="Text_20_body"><text:a xlink:type="simple" xlink:href="https://jira.inttrust.ru:8443/browse/CMFIVE-491">CMFIVE-49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Кэширование объектов пользователей</text:p>
          </table:table-cell>
          <table:table-cell table:style-name="Таблица16.A1" office:value-type="string">
            <text:p text:style-name="Text_20_body"><text:a xlink:type="simple" xlink:href="https://jira.inttrust.ru:8443/browse/CMFIVE-176">CMFIVE-176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7">GUI: <text:span text:style-name="T1">Виджет </text:span>Linked Domain Object Hyperlink</text:p>
          </table:table-cell>
          <table:table-cell table:style-name="Таблица16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<text:span text:style-name="T1">Расширенный поиск (пока только по текстовым полям)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В<text:span text:style-name="T1">озможность настройки кнопки «Добавить» в виджетах, редактиру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1">CMFIVE-381</text:a></text:p>
          </table:table-cell>
        </table:table-row>
        <text:soft-page-break/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Н<text:span text:style-name="T1">астраиваемая кнопка очистки в виджетах, изменя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2">CMFIVE-382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<text:span text:style-name="T1">Не работает фильтрация коллекций с пустым </text:span>IdsIncludedFilter</text:p>
          </table:table-cell>
          <table:table-cell table:style-name="Таблица16.A1" office:value-type="string">
            <text:p text:style-name="Text_20_body"><text:a xlink:type="simple" xlink:href="https://jira.inttrust.ru:8443/browse/CMFIVE-500">CMFIVE-50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4">Методы <text:span text:style-name="T3">CrudService.find() </text:span>и <text:span text:style-name="T3">findLinkedDomainObjects() </text:span>не считавют поля типа <text:span text:style-name="T3">DateTimeWithTimeZon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507">CMFIVE-507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4">После перехода на использование <text:span text:style-name="T3">cm-module.xml </text:span>загружаются не все обработчики точек расширения</text:p>
          </table:table-cell>
          <table:table-cell table:style-name="Таблица16.A1" office:value-type="string">
            <text:p text:style-name="Text_20_body"><text:a xlink:type="simple" xlink:href="https://jira.inttrust.ru:8443/browse/CMFIVE-510">CMFIVE-510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Не работает полноэкранный режим редактирова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Ошибка при сохранении формы, если значение текстового поля заканчивается на b</text:span>ackslash<text:span text:style-name="T1"> ( </text:span>\ )</text:p>
          </table:table-cell>
          <table:table-cell table:style-name="Таблица16.A1" office:value-type="string">
            <text:p text:style-name="Text_20_body"><text:a xlink:type="simple" xlink:href="https://jira.inttrust.ru:8443/browse/CMFIVE-508">CMFIVE-508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6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GUI: <text:span text:style-name="T1">Форма должна занимать почти всё окно приложе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6.A1" office:value-type="string">
            <text:p text:style-name="P3">*</text:p>
          </table:table-cell>
          <table:table-cell table:style-name="Таблица16.A1" office:value-type="string">
            <text:p text:style-name="P7">GUI: <text:span text:style-name="T1">Переработана структура кода виджетов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8">CMFIVE-498</text:a></text:p>
          </table:table-cell>
        </table:table-row>
      </table:table>
      <text:h text:style-name="P11" text:outline-level="2">0.5.5-1<text:tab/>22<text:span text:style-name="T1">.01.2014</text:span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2">+</text:p>
          </table:table-cell>
          <table:table-cell table:style-name="Таблица15.A1" office:value-type="string">
            <text:p text:style-name="P4">Фильтр коллекций по дате учитывает начало и конец суток</text:p>
          </table:table-cell>
          <table:table-cell table:style-name="Таблица15.A1" office:value-type="string">
            <text:p text:style-name="Text_20_body"><text:a xlink:type="simple" xlink:href="https://jira.inttrust.ru:8443/browse/CMFIVE-464">CMFIVE-464</text:a></text:p>
          </table:table-cell>
        </table:table-row>
        <table:table-row>
          <table:table-cell table:style-name="Таблица15.A1" office:value-type="string">
            <text:p text:style-name="P3">+</text:p>
          </table:table-cell>
          <table:table-cell table:style-name="Таблица15.A1" office:value-type="string">
            <text:p text:style-name="P7">GUI: Label <text:span text:style-name="T1">позволяет выбирать шрифт и размещать внутри текста другие виджеты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5">CMFIVE-495</text:a></text:p>
          </table:table-cell>
        </table:table-row>
        <table:table-row>
          <table:table-cell table:style-name="Таблица15.A1" office:value-type="string">
            <text:p text:style-name="P2">-</text:p>
          </table:table-cell>
          <table:table-cell table:style-name="Таблица15.A1" office:value-type="string">
            <text:p text:style-name="P4">Восстановлена работоспособность поиска по словам в произвольном порядке, а также при использовании конструкций <text:span text:style-name="T3">Sol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5.A1" office:value-type="string">
            <text:p text:style-name="P3">-</text:p>
          </table:table-cell>
          <table:table-cell table:style-name="Таблица15.A1" office:value-type="string">
            <text:p text:style-name="P4"><text:span text:style-name="T3">GUI: </text:span>Различные проблемы с отображением системы в <text:span text:style-name="T3">Internet Explore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5.A1" office:value-type="string">
            <text:p text:style-name="P3">*</text:p>
          </table:table-cell>
          <table:table-cell table:style-name="Таблица15.A1" office:value-type="string">
            <text:p text:style-name="P7">GUI: <text:span text:style-name="T1">Задержка при отображении списка в </text:span>Suggest Box <text:span text:style-name="T1">уменишена (до 0,1 с)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6">CMFIVE-496</text:a></text:p>
          </table:table-cell>
        </table:table-row>
      </table:table>
      <text:h text:style-name="P11" text:outline-level="2">0.5.5<text:tab/>21<text:span text:style-name="T1">.01.2014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!</text:p>
          </table:table-cell>
          <table:table-cell table:style-name="Таблица14.A1" office:value-type="string">
            <text:p text:style-name="P4">Введено понятие модуля. Каждый модуль должен описываться файлом <text:span text:style-name="T3">cm-module.xml, </text:span>содержащим необходимые настройки и элементы конфигурации. Файл <text:span text:style-name="T3">modules-configuration.xml </text:span>больше не используется.</text:p>
          </table:table-cell>
          <table:table-cell table:style-name="Таблица14.A1" office:value-type="string">
            <text:p text:style-name="Text_20_body"><text:a xlink:type="simple" xlink:href="https://jira.inttrust.ru:8443/browse/CMFIVE-446">CMFIVE-446</text:a><text:line-break/><text:a xlink:type="simple" xlink:href="https://jira.inttrust.ru:8443/browse/CMFIVE-480">CMFIVE-480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Обязательные для заполнения поля в формах обозначаются звёздочк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399">CMFIVE-399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Добавлена возможность настройки начального состояния для </text:span>tab-group</text:p>
          </table:table-cell>
          <table:table-cell table:style-name="Таблица14.A1" office:value-type="string">
            <text:p text:style-name="Text_20_body"><text:a xlink:type="simple" xlink:href="https://jira.inttrust.ru:8443/browse/CMFIVE-487">CMFIVE-487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<text:span text:style-name="T1">Неверно определяется тип ссылочного поля в коллекции, если запрос содержит подзапрос со звёздочкой (</text:span>SELECT * …)</text:p>
          </table:table-cell>
          <table:table-cell table:style-name="Таблица14.A1" office:value-type="string">
            <text:p text:style-name="Text_20_body"><text:a xlink:type="simple" xlink:href="https://jira.inttrust.ru:8443/browse/CMFIVE-458">CMFIVE-458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Метод CrudService.findLinkedDomainObjects() не заполняет поля объектов, объявленные в типах — наследниках запрошенного</text:p>
          </table:table-cell>
          <table:table-cell table:style-name="Таблица14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ClassCastException <text:span text:style-name="T1">при выборке коллекций со сложными запросам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68">CMFIVE-468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4">Ошибка при поиске нескольких слов (строки, содержащей пробелы)</text:p>
          </table:table-cell>
          <table:table-cell table:style-name="Таблица14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При передеплое приложения без перезапуска сервера не запускается подсистема поиска</text:p>
          </table:table-cell>
          <table:table-cell table:style-name="Таблица14.A1" office:value-type="string">
            <text:p text:style-name="Text_20_body"><text:a xlink:type="simple" xlink:href="https://jira.inttrust.ru:8443/browse/CMFIVE-482">CMFIVE-48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Ошибка при импорте из <text:span text:style-name="T3">CSV-</text:span>файлов, если значения полей содержат апостроф</text:p>
          </table:table-cell>
          <table:table-cell table:style-name="Таблица14.A1" office:value-type="string">
            <text:p text:style-name="Text_20_body"><text:a xlink:type="simple" xlink:href="https://jira.inttrust.ru:8443/browse/CMFIVE-484">CMFIVE-484</text:a></text:p>
          </table:table-cell>
        </table:table-row>
        <text:soft-page-break/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7">GUI: <text:span text:style-name="T1">Не отображается подменю в панели навигаци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52">CMFIVE-45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GUI: <text:span text:style-name="T1">Содержимое страницы не помещается по высоте в полноэкранном режиме на всех вкладках, кроме перв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79">CMFIVE-479</text:a></text:p>
          </table:table-cell>
        </table:table-row>
      </table:table>
      <text:h text:style-name="P11" text:outline-level="2"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Восстановлена работоспособность демонстрационных процессов обработки внутренних документов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able:table-row>
          <table:table-cell table:style-name="Таблица13.A1" table:number-columns-spanned="3" office:value-type="string">
            <text:h text:style-name="P15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<text:soft-page-break/>модуля.<text:line-break/><text:span text:style-name="T8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<text:soft-page-break/>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</text:span><text:span text:style-name="T2">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ext:soft-page-break/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ext:soft-page-break/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ext:soft-page-break/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<text:soft-page-break/>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2-13T15:21:58.30</dc:date>
    <meta:editing-duration>P1DT12H42M20S</meta:editing-duration>
    <meta:editing-cycles>31</meta:editing-cycles>
    <meta:generator>OpenOffice.org/3.3$Win32 OpenOffice.org_project/330m20$Build-9567</meta:generator>
    <meta:document-statistic meta:table-count="19" meta:image-count="0" meta:object-count="0" meta:page-count="10" meta:paragraph-count="631" meta:word-count="2420" meta:character-count="18343"/>
  </office:meta>
</office:document-meta>
</file>